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900000011150061B4.png" manifest:media-type="image/png"/>
  <manifest:file-entry manifest:full-path="Pictures/10001DCD00000436000001CC93C88BEB.svg" manifest:media-type="image/svg+xml"/>
  <manifest:file-entry manifest:full-path="Pictures/10000001000000280000001133B3CF6B.png" manifest:media-type="image/png"/>
  <manifest:file-entry manifest:full-path="Pictures/100000000000005C000000533304C7AA.png" manifest:media-type="image/png"/>
  <manifest:file-entry manifest:full-path="Pictures/100000000000005000000053E3302E7A.png" manifest:media-type="image/png"/>
  <manifest:file-entry manifest:full-path="Pictures/10001D69000003C1000001CC646D8BC3.svg" manifest:media-type="image/svg+xml"/>
  <manifest:file-entry manifest:full-path="Pictures/1000000100000024000000115F822CE8.png" manifest:media-type="image/png"/>
  <manifest:file-entry manifest:full-path="Pictures/10000000000000CB0000003515E8BA52.png" manifest:media-type="image/png"/>
  <manifest:file-entry manifest:full-path="Pictures/10000000000000F30000003B892FDF21.png" manifest:media-type="image/png"/>
  <manifest:file-entry manifest:full-path="Pictures/10000000000000F60000003B3B53F23B.png" manifest:media-type="image/png"/>
  <manifest:file-entry manifest:full-path="Pictures/10000001000008860000032451FC3A14.png" manifest:media-type="image/png"/>
  <manifest:file-entry manifest:full-path="Pictures/10000001000000240000001115276D12.png" manifest:media-type="image/png"/>
  <manifest:file-entry manifest:full-path="Pictures/10000BC5000001730000019E9851AEA6.svg" manifest:media-type="image/svg+xml"/>
  <manifest:file-entry manifest:full-path="Pictures/100019DB000003AD000001BF17F14B1E.svg" manifest:media-type="image/svg+xml"/>
  <manifest:file-entry manifest:full-path="Pictures/100000010000000E00000010B8B93A9E.png" manifest:media-type="image/png"/>
  <manifest:file-entry manifest:full-path="Pictures/10001A4100000422000001BFC2344CA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dcdcfe" draw:textarea-horizontal-align="justify" draw:textarea-vertical-align="middle" draw:auto-grow-height="false" fo:min-height="3.684cm" fo:min-width="1.734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5cm" draw:marker-start-width="0.28cm" draw:marker-end-width="0.28cm" draw:fill="solid" draw:fill-color="#dcdcfe" draw:textarea-horizontal-align="justify" draw:textarea-vertical-align="middle" draw:auto-grow-height="false" fo:min-height="5.245cm" fo:min-width="1.845cm" fo:padding-top="0.025cm" fo:padding-bottom="0.025cm" fo:padding-left="0.025cm" fo:padding-right="0.025cm" loext:decorative="false"/>
    </style:style>
    <style:style style:name="gr6" style:family="graphic" style:parent-style-name="standard">
      <style:graphic-properties svg:stroke-width="0.05cm" draw:marker-start-width="0.28cm" draw:marker-end-width="0.28cm" draw:fill="solid" draw:fill-color="#dcdcfe" draw:textarea-horizontal-align="justify" draw:textarea-vertical-align="middle" draw:auto-grow-height="false" fo:min-height="5.239cm" fo:min-width="1.9cm" fo:padding-top="0.025cm" fo:padding-bottom="0.025cm" fo:padding-left="0.025cm" fo:padding-right="0.025cm" loext:decorative="false"/>
    </style:style>
    <style:style style:name="gr7" style:family="graphic" style:parent-style-name="standard">
      <style:graphic-properties svg:stroke-width="0.05cm" draw:marker-start-width="0.28cm" draw:marker-end-width="0.28cm" draw:fill="solid" draw:fill-color="#e4baba" draw:textarea-horizontal-align="justify" draw:textarea-vertical-align="middle" draw:auto-grow-height="false" fo:min-height="3.637cm" fo:min-width="1.666cm" fo:padding-top="0.025cm" fo:padding-bottom="0.025cm" fo:padding-left="0.025cm" fo:padding-right="0.025cm" loext:decorative="false"/>
    </style:style>
    <style:style style:name="gr8" style:family="graphic" style:parent-style-name="standard">
      <style:graphic-properties svg:stroke-width="0.05cm" draw:marker-start-width="0.28cm" draw:marker-end-width="0.28cm" draw:fill="solid" draw:fill-color="#dcdcfe" draw:textarea-horizontal-align="justify" draw:textarea-vertical-align="middle" draw:auto-grow-height="false" fo:min-height="3.617cm" fo:min-width="1.845cm" fo:padding-top="0.025cm" fo:padding-bottom="0.025cm" fo:padding-left="0.025cm" fo:padding-right="0.025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master-page3-notes">
      <style:graphic-properties draw:fill-color="#ffffff" draw:auto-grow-height="true" fo:min-height="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dcf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4baba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1">
        <draw:frame draw:style-name="gr1" draw:text-style-name="P1" draw:layer="layout" svg:width="16.793cm" svg:height="6.187cm" svg:x="0.206cm" svg:y="0.012cm">
          <draw:image xlink:href="Pictures/10000001000008860000032451FC3A14.png" xlink:type="simple" xlink:show="embed" xlink:actuate="onLoad" draw:mime-type="image/png">
            <text:p/>
          </draw:image>
        </draw:frame>
        <draw:custom-shape draw:style-name="gr2" draw:text-style-name="P2" draw:layer="layout" svg:width="1.92cm" svg:height="3.87cm" svg:x="3.177cm" svg:y="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81cm" svg:height="0.977cm" svg:x="0.088cm" svg:y="0.904cm">
          <draw:image xlink:href="Pictures/100000000000005C000000533304C7AA.png" xlink:type="simple" xlink:show="embed" xlink:actuate="onLoad" draw:mime-type="image/png">
            <text:p/>
          </draw:image>
          <svg:title>TexMaths</svg:title>
          <svg:desc>28§display§\ket{\alpha}§png§600§FALSE§</svg:desc>
        </draw:frame>
        <draw:frame draw:style-name="gr1" draw:text-style-name="P1" draw:layer="layout" svg:width="0.941cm" svg:height="0.977cm" svg:x="0.108cm" svg:y="4.367cm">
          <draw:image xlink:href="Pictures/100000000000005000000053E3302E7A.png" xlink:type="simple" xlink:show="embed" xlink:actuate="onLoad" draw:mime-type="image/png">
            <text:p/>
          </draw:image>
          <svg:title>TexMaths</svg:title>
          <svg:desc>28§display§\ket{0}§png§600§FALSE§</svg:desc>
        </draw:frame>
        <draw:frame draw:style-name="gr1" draw:text-style-name="P1" draw:layer="layout" svg:width="0.941cm" svg:height="0.977cm" svg:x="0.046cm" svg:y="2.644cm">
          <draw:image xlink:href="Pictures/100000000000005000000053E3302E7A.png" xlink:type="simple" xlink:show="embed" xlink:actuate="onLoad" draw:mime-type="image/png">
            <text:p/>
          </draw:image>
          <svg:title>TexMaths</svg:title>
          <svg:desc>28§display§\ket{0}§png§600§FALSE§</svg:desc>
        </draw:frame>
        <draw:frame draw:style-name="gr3" draw:text-style-name="P3" draw:layer="layout" svg:width="1.877cm" svg:height="0.491cm" svg:x="1.088cm" svg:y="0.72cm">
          <draw:image xlink:href="Pictures/10000000000000CB0000003515E8BA52.png" xlink:type="simple" xlink:show="embed" xlink:actuate="onLoad" draw:mime-type="image/png">
            <text:p/>
          </draw:image>
          <svg:title>TexMaths</svg:title>
          <svg:desc>22§display§{\rm pump}§png§600§FALSE§</svg:desc>
        </draw:frame>
        <draw:frame draw:style-name="gr3" draw:text-style-name="P3" draw:layer="layout" svg:width="2.042cm" svg:height="0.496cm" svg:x="0.987cm" svg:y="2.442cm">
          <draw:image xlink:href="Pictures/10000000000000F30000003B892FDF21.png" xlink:type="simple" xlink:show="embed" xlink:actuate="onLoad" draw:mime-type="image/png">
            <text:p/>
          </draw:image>
          <svg:title>TexMaths</svg:title>
          <svg:desc>20§display§{\rm mode \, 1}§png§600§FALSE§</svg:desc>
        </draw:frame>
        <draw:frame draw:style-name="gr3" draw:text-style-name="P3" draw:layer="layout" svg:width="2.066cm" svg:height="0.496cm" svg:x="0.988cm" svg:y="4.144cm">
          <draw:image xlink:href="Pictures/10000000000000F60000003B3B53F23B.png" xlink:type="simple" xlink:show="embed" xlink:actuate="onLoad" draw:mime-type="image/png">
            <text:p/>
          </draw:image>
          <svg:title>TexMaths</svg:title>
          <svg:desc>20§display§{\rm mode \, 2}§png§600§FALSE§</svg:desc>
        </draw:frame>
        <draw:g draw:style-name="gr4">
          <svg:title>TexMaths</svg:title>
          <svg:desc>18§display§\hat{U}_{sq}(r)§svg§600§FALSE§</svg:desc>
          <draw:frame draw:style-name="gr3" draw:text-style-name="P3" draw:layer="layout" svg:width="1.728cm" svg:height="0.826cm" svg:x="3.268cm" svg:y="3.343cm">
            <draw:image xlink:href="Pictures/10001D69000003C1000001CC646D8BC3.svg" xlink:type="simple" xlink:show="embed" xlink:actuate="onLoad" draw:mime-type="image/svg+xml">
              <text:p/>
            </draw:image>
            <draw:image xlink:href="Pictures/1000000100000024000000115F822CE8.png" xlink:type="simple" xlink:show="embed" xlink:actuate="onLoad" draw:mime-type="image/png"/>
          </draw:frame>
        </draw:g>
        <draw:custom-shape draw:style-name="gr5" draw:text-style-name="P2" draw:layer="layout" svg:width="2.099cm" svg:height="5.499cm" svg:x="5.388cm" svg:y="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16cm" svg:height="5.499cm" svg:x="9.847cm" svg:y="0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8§display§\hat{U}_{tr}(\theta)§svg§600§FALSE§</svg:desc>
          <draw:frame draw:style-name="gr3" draw:text-style-name="P3" draw:layer="layout" svg:width="1.692cm" svg:height="0.803cm" svg:x="5.587cm" svg:y="2.626cm">
            <draw:image xlink:href="Pictures/100019DB000003AD000001BF17F14B1E.svg" xlink:type="simple" xlink:show="embed" xlink:actuate="onLoad" draw:mime-type="image/svg+xml">
              <text:p/>
            </draw:image>
            <draw:image xlink:href="Pictures/10000001000000240000001115276D12.png" xlink:type="simple" xlink:show="embed" xlink:actuate="onLoad" draw:mime-type="image/png"/>
          </draw:frame>
        </draw:g>
        <draw:custom-shape draw:style-name="gr7" draw:text-style-name="P4" draw:layer="layout" svg:width="1.9cm" svg:height="3.871cm" svg:x="7.687cm" svg:y="1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8§display§\hat{U}_\epsilon§svg§600§FALSE§</svg:desc>
          <draw:frame draw:style-name="gr3" draw:text-style-name="P3" draw:layer="layout" svg:width="0.666cm" svg:height="0.743cm" svg:x="8.287cm" svg:y="3.518cm">
            <draw:image xlink:href="Pictures/10000BC5000001730000019E9851AEA6.svg" xlink:type="simple" xlink:show="embed" xlink:actuate="onLoad" draw:mime-type="image/svg+xml">
              <text:p/>
            </draw:image>
            <draw:image xlink:href="Pictures/100000010000000E00000010B8B93A9E.png" xlink:type="simple" xlink:show="embed" xlink:actuate="onLoad" draw:mime-type="image/png"/>
          </draw:frame>
        </draw:g>
        <draw:g draw:style-name="gr4">
          <svg:title>TexMaths</svg:title>
          <svg:desc>18§display§\hat{U}_{tr}(\mbox{-}\theta)§svg§600§FALSE§</svg:desc>
          <draw:frame draw:style-name="gr3" draw:text-style-name="P3" draw:layer="layout" svg:width="1.903cm" svg:height="0.803cm" svg:x="9.988cm" svg:y="2.552cm">
            <draw:image xlink:href="Pictures/10001A4100000422000001BFC2344CAB.svg" xlink:type="simple" xlink:show="embed" xlink:actuate="onLoad" draw:mime-type="image/svg+xml">
              <text:p/>
            </draw:image>
            <draw:image xlink:href="Pictures/10000001000000280000001133B3CF6B.png" xlink:type="simple" xlink:show="embed" xlink:actuate="onLoad" draw:mime-type="image/png"/>
          </draw:frame>
        </draw:g>
        <draw:custom-shape draw:style-name="gr8" draw:text-style-name="P2" draw:layer="layout" svg:width="2.099cm" svg:height="3.871cm" svg:x="12.408cm" svg:y="2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svg:title>TexMaths</svg:title>
          <svg:desc>18§display§\hat{U}_{sq}(\mbox{-}r)§svg§600§FALSE§</svg:desc>
          <draw:frame draw:style-name="gr3" draw:text-style-name="P3" draw:layer="layout" svg:width="1.939cm" svg:height="0.826cm" svg:x="12.488cm" svg:y="3.343cm">
            <draw:image xlink:href="Pictures/10001DCD00000436000001CC93C88BEB.svg" xlink:type="simple" xlink:show="embed" xlink:actuate="onLoad" draw:mime-type="image/svg+xml">
              <text:p/>
            </draw:image>
            <draw:image xlink:href="Pictures/100000010000002900000011150061B4.png" xlink:type="simple" xlink:show="embed" xlink:actuate="onLoad" draw:mime-type="image/png"/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ffffff"/>
      <style:text-properties fo:color="#ffffff" loext:opacity="100%" style:font-name="Arial" fo:font-family="Arial" style:font-style-name="Regular" style:font-family-generic="swiss" style:font-pitch="variabl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left="0cm" fo:margin-right="0cm" fo:margin-top="0.182cm" fo:margin-bottom="0cm" fo:text-indent="0cm"/>
      <style:text-properties fo:font-size="13.1999998092651pt" style:font-size-asian="28pt" style:font-size-complex="28pt"/>
    </style:style>
    <style:style style:name="master-page3-outline3" style:family="presentation" style:parent-style-name="master-page3-outline2">
      <style:paragraph-properties fo:margin-left="0cm" fo:margin-right="0cm" fo:margin-top="0.137cm" fo:margin-bottom="0cm" fo:text-indent="0cm"/>
      <style:text-properties fo:font-size="11.3000001907349pt" style:font-size-asian="24pt" style:font-size-complex="24pt"/>
    </style:style>
    <style:style style:name="master-page3-outline4" style:family="presentation" style:parent-style-name="master-page3-outline3">
      <style:paragraph-properties fo:margin-left="0cm" fo:margin-right="0cm" fo:margin-top="0.091cm" fo:margin-bottom="0cm" fo:text-indent="0cm"/>
      <style:text-properties fo:font-size="9.39999961853027pt" style:font-size-asian="20pt" style:font-size-complex="20pt"/>
    </style:style>
    <style:style style:name="master-page3-outline5" style:family="presentation" style:parent-style-name="master-page3-outline4">
      <style:paragraph-properties fo:margin-left="0cm" fo:margin-right="0cm" fo:margin-top="0.044cm" fo:margin-bottom="0cm" fo:text-indent="0cm"/>
      <style:text-properties fo:font-size="9.39999961853027pt" style:font-size-asian="20pt" style:font-size-complex="20pt"/>
    </style:style>
    <style:style style:name="master-page3-outline6" style:family="presentation" style:parent-style-name="master-page3-outline5">
      <style:paragraph-properties fo:margin-left="0cm" fo:margin-right="0cm" fo:margin-top="0.044cm" fo:margin-bottom="0cm" fo:text-indent="0cm"/>
      <style:text-properties fo:font-size="9.39999961853027pt" style:font-size-asian="20pt" style:font-size-complex="20pt"/>
    </style:style>
    <style:style style:name="master-page3-outline7" style:family="presentation" style:parent-style-name="master-page3-outline6">
      <style:paragraph-properties fo:margin-left="0cm" fo:margin-right="0cm" fo:margin-top="0.044cm" fo:margin-bottom="0cm" fo:text-indent="0cm"/>
      <style:text-properties fo:font-size="9.39999961853027pt" style:font-size-asian="20pt" style:font-size-complex="20pt"/>
    </style:style>
    <style:style style:name="master-page3-outline8" style:family="presentation" style:parent-style-name="master-page3-outline7">
      <style:paragraph-properties fo:margin-left="0cm" fo:margin-right="0cm" fo:margin-top="0.044cm" fo:margin-bottom="0cm" fo:text-indent="0cm"/>
      <style:text-properties fo:font-size="9.39999961853027pt" style:font-size-asian="20pt" style:font-size-complex="20pt"/>
    </style:style>
    <style:style style:name="master-page3-outline9" style:family="presentation" style:parent-style-name="master-page3-outline8">
      <style:paragraph-properties fo:margin-left="0cm" fo:margin-right="0cm" fo:margin-top="0.044cm" fo:margin-bottom="0cm" fo:text-indent="0cm"/>
      <style:text-properties fo:font-size="9.39999961853027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4cm" svg:x="1cm" svg:y="4.552cm"/>
      <draw:page-thumbnail draw:layer="backgroundobjects" svg:width="8.999cm" svg:height="3.44cm" svg:x="1cm" svg:y="13.128cm"/>
      <draw:page-thumbnail draw:layer="backgroundobjects" svg:width="8.999cm" svg:height="3.44cm" svg:x="1cm" svg:y="21.704cm"/>
      <draw:page-thumbnail draw:layer="backgroundobjects" svg:width="8.999cm" svg:height="3.44cm" svg:x="11cm" svg:y="4.552cm"/>
      <draw:page-thumbnail draw:layer="backgroundobjects" svg:width="8.999cm" svg:height="3.44cm" svg:x="11cm" svg:y="13.128cm"/>
      <draw:page-thumbnail draw:layer="backgroundobjects" svg:width="8.999cm" svg:height="3.44cm" svg:x="11cm" svg:y="21.704cm"/>
    </style:handout-master>
    <style:master-page style:name="master-page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-page3-title" draw:layer="backgroundobjects" svg:width="21.599cm" svg:height="1.752cm" svg:x="1.199cm" svg:y="0.413cm" presentation:class="title" presentation:placeholder="true">
        <draw:text-box/>
      </draw:frame>
      <draw:frame presentation:style-name="master-page3-outline1" draw:layer="backgroundobjects" svg:width="21.599cm" svg:height="6.089cm" svg:x="1.199cm" svg:y="2.456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00:48:17.634827186</dc:date>
    <meta:editing-duration>P2DT23H41M59S</meta:editing-duration>
    <meta:editing-cycles>32</meta:editing-cycles>
    <meta:generator>LibreOffice/24.2.5.2$Linux_X86_64 LibreOffice_project/420$Build-2</meta:generator>
    <meta:print-date>2024-09-17T00:47:49.928251837</meta:print-date>
    <meta:printed-by>PDF files</meta:printed-by>
    <meta:document-statistic meta:object-count="42"/>
    <meta:user-defined meta:name="TexMathsIgnorePreamble">FALSE</meta:user-defined>
    <meta:user-defined meta:name="TexMathsPreamble">\usepackage{amsmath}§\usepackage{amssymb}§\usepackage[usenames]{color}§\usepackage{ifxetex}§\usepackage{physics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